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Leo Hold</text:span></text:p>
      <text:p text:style-name="P3"><text:tab/><text:tab/></text:p>
      <text:p text:style-name="P2"><text:span text:style-name="Highlighted_20_with_20_gray_20_Char"><text:span text:style-name="T4">Dolores et ut commodi deserunt ea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2b37def0-d527-48d1-868e-300d4044396c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97a7605f-a3fd-4cf4-85d4-f8c38e2a50db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7db40206-c6e7-42b2-a58a-3766c5462daa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sun_von@oconner.c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